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2000001629893DF4CCAFC19E0.png" manifest:media-type="image/png"/>
  <manifest:file-entry manifest:full-path="Pictures/10000201000005240000028374F3E0BE3F68FC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737cm" svg:height="12.085cm" svg:x="1.327cm" svg:y="1.069cm">
          <draw:image xlink:href="Pictures/10000201000005240000028374F3E0BE3F68FCA1.png" xlink:type="simple" xlink:show="embed" xlink:actuate="onLoad" loext:mime-type="image/png">
            <text:p/>
          </draw:image>
        </draw:frame>
        <draw:frame draw:style-name="gr1" draw:text-style-name="P1" draw:layer="layout" svg:width="4.312cm" svg:height="1.841cm" svg:x="5.314cm" svg:y="4.701cm">
          <draw:image xlink:href="Pictures/10000201000001E2000001629893DF4CCAFC19E0.png" xlink:type="simple" xlink:show="embed" xlink:actuate="onLoad" loext:mime-type="image/png">
            <text:p/>
          </draw:image>
        </draw:frame>
        <draw:frame draw:style-name="gr1" draw:text-style-name="P1" draw:layer="layout" svg:width="2.712cm" svg:height="1.158cm" svg:x="19.688cm" svg:y="5.242cm">
          <draw:image xlink:href="Pictures/10000201000001E2000001629893DF4CCAFC19E0.png" xlink:type="simple" xlink:show="embed" xlink:actuate="onLoad" loext:mime-type="image/png">
            <text:p/>
          </draw:image>
        </draw:frame>
        <draw:frame draw:style-name="gr1" draw:text-style-name="P1" draw:layer="layout" svg:width="2.712cm" svg:height="1.158cm" svg:x="19.888cm" svg:y="10.042cm">
          <draw:image xlink:href="Pictures/10000201000001E2000001629893DF4CCAFC19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1:32:20.074722776</meta:creation-date>
    <dc:date>2020-12-17T01:46:15.067663580</dc:date>
    <meta:editing-duration>PT3M44S</meta:editing-duration>
    <meta:editing-cycles>1</meta:editing-cycles>
    <meta:document-statistic meta:object-count="27"/>
    <meta:generator>LibreOffice/6.4.6.2$Linux_X86_64 LibreOffice_project/40$Build-2</meta:generator>
  </office:meta>
</office:document-meta>
</file>